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19.7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74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observations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renommer sa mapstory du nom du groupe</text:p>
            <text:p>Améliorer la présentation de la carte 1, voire faire une carte plus classique</text:p>
            <text:p>Harmoniser les graphiques pour chaque ville</text:p>
          </table:table-cell>
        </table:table-row>
        <table:table-row table:style-name="ro3">
          <table:table-cell office:value-type="string" calcext:value-type="string">
            <text:p>capitale de la Flandre</text:p>
          </table:table-cell>
          <table:table-cell office:value-type="string" calcext:value-type="string">
            <text:p>faire la carte avec le fichier de la jointure mis à disposition</text:p>
            <text:p>Envoyer un mail avec une analyse de la jointure, quelle est la clé de jointure ? Quel traitement faut-il faire pour l’obtenir ?</text:p>
          </table:table-cell>
        </table:table-row>
        <table:table-row table:style-name="ro4">
          <table:table-cell office:value-type="string" calcext:value-type="string">
            <text:p>Hauts-De-Seine 92I</text:p>
          </table:table-cell>
          <table:table-cell office:value-type="string" calcext:value-type="string">
            <text:p>Travailler la comparaison entre les communes. Tableau des données et traitements.</text:p>
          </table:table-cell>
        </table:table-row>
        <table:table-row table:style-name="ro3">
          <table:table-cell office:value-type="string" calcext:value-type="string">
            <text:p>Le Bloc des Trois Neufs</text:p>
          </table:table-cell>
          <table:table-cell office:value-type="string" calcext:value-type="string">
            <text:p>Utiliser les données carroyées sur l’age pour les 4 communes mises à disposition dans le moodle</text:p>
          </table:table-cell>
        </table:table-row>
        <table:table-row table:style-name="ro2">
          <table:table-cell office:value-type="string" calcext:value-type="string">
            <text:p>Le vrac de l'ouest</text:p>
          </table:table-cell>
          <table:table-cell office:value-type="string" calcext:value-type="string">
            <text:p>retravailler les couleurs pour la carte fort de France</text:p>
            <text:p>Partir de la bascule Martinique pour arriver aux situations moins contrastées des autres villes</text:p>
            <text:p>2<text:span text:style-name="T1">e</text:span> axe : différence / ressemblance entre les bv selon les communes avec plus ou moins d’inégalités (hypothèse)</text:p>
          </table:table-cell>
        </table:table-row>
        <table:table-row table:style-name="ro3">
          <table:table-cell office:value-type="string" calcext:value-type="string">
            <text:p>Les banlieusards</text:p>
          </table:table-cell>
          <table:table-cell office:value-type="string" calcext:value-type="string">
            <text:p>finir les parties individuelles et travailler la partie commune (ex : supprimer données de Fontainebleau puisque données est repris dans la partie commune)</text:p>
          </table:table-cell>
        </table:table-row>
        <table:table-row table:style-name="ro3">
          <table:table-cell office:value-type="string" calcext:value-type="string">
            <text:p>les bizons</text:p>
          </table:table-cell>
          <table:table-cell office:value-type="string" calcext:value-type="string">
            <text:p>attention aux puces</text:p>
            <text:p>Mettre un exemple sur chaque hypothèse envisagée</text:p>
          </table:table-cell>
        </table:table-row>
        <table:table-row table:style-name="ro3">
          <table:table-cell office:value-type="string" calcext:value-type="string">
            <text:p>Les moquistos du 75</text:p>
          </table:table-cell>
          <table:table-cell office:value-type="string" calcext:value-type="string">
            <text:p>travailler sur les arrondissements et non sur les bureaux de vote, voir si le nombre d’arbres plantés est lié au vote en faveur de la renaturation</text:p>
          </table:table-cell>
        </table:table-row>
        <table:table-row table:style-name="ro2">
          <table:table-cell office:value-type="string" calcext:value-type="string">
            <text:p>Les Ouestitis (anciennement l'Ouest Francilien)</text:p>
          </table:table-cell>
          <table:table-cell office:value-type="string" calcext:value-type="string">
            <text:p>Trouver quelques indicateurs généraux sur chaque ville (plus ou moins riches / inégales)</text:p>
            <text:p>Travailler les différences de discrétisation</text:p>
          </table:table-cell>
        </table:table-row>
        <table:table-row table:style-name="ro2">
          <table:table-cell office:value-type="string" calcext:value-type="string">
            <text:p>Les sudistes</text:p>
          </table:table-cell>
          <table:table-cell office:value-type="string" calcext:value-type="string">
            <text:p>rajouter sur la carte de localisation,  le contour des communes</text:p>
            <text:p>Grossir les cercles sur les cartes d’étude de cas</text:p>
            <text:p>Rajouter les shémas de traitement</text:p>
          </table:table-cell>
        </table:table-row>
        <table:table-row table:style-name="ro5">
          <table:table-cell office:value-type="string" calcext:value-type="string">
            <text:p>Planete 93-94</text:p>
          </table:table-cell>
          <table:table-cell office:value-type="string" calcext:value-type="string">
            <text:p>zoom carte 1 et rajout de données pour chaque commune</text:p>
            <text:p>Schéma de données avec données / traitements distingués</text:p>
            <text:p>Généraliser le principe des cartes glissantes (pas tout en rouge) iris / gini et bv /vote</text:p>
            <text:p>Puis présenter une / des cartes avec les 2 notions (s’inspirer des cartes des sudistes)</text:p>
            <text:p/>
          </table:table-cell>
        </table:table-row>
        <table:table-row table:style-name="ro2">
          <table:table-cell office:value-type="string" calcext:value-type="string">
            <text:p>South West and Co</text:p>
          </table:table-cell>
          <table:table-cell office:value-type="string" calcext:value-type="string">
            <text:p>Dans les cartes d’ensemble, mettre le zoom d’ensemble</text:p>
            <text:p>Au niveau de l’interprétation, introduire des cartes d’exemple en zoomant sur les zones précises décrites. Calibrer les cercles par rapport aux zooms.</text:p>
          </table:table-cell>
        </table:table-row>
        <table:table-row table:style-name="ro2">
          <table:table-cell office:value-type="string" calcext:value-type="string">
            <text:p>Team moulin rouge</text:p>
          </table:table-cell>
          <table:table-cell office:value-type="string" calcext:value-type="string">
            <text:p>pb sur le tableau de données</text:p>
            <text:p>Mettre schéma de traitements et cartes</text:p>
            <text:p/>
          </table:table-cell>
        </table:table-row>
        <table:table-row table:style-name="ro1">
          <table:table-cell office:value-type="string" calcext:value-type="string">
            <text:p>Marwa</text:p>
          </table:table-cell>
          <table:table-cell office:value-type="string" calcext:value-type="string">
            <text:p>essayer de developper la story map sur ta commu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date style:data-style-name="N2" text:date-value="2025-05-03">00/00/0000</text:date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07:23:00.8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3T09:14:29.521000000</dc:date>
    <meta:editing-duration>PT2H13M31S</meta:editing-duration>
    <meta:editing-cycles>7</meta:editing-cycles>
    <meta:generator>LibreOffice/7.6.0.3$Windows_X86_64 LibreOffice_project/69edd8b8ebc41d00b4de3915dc82f8f0fc3b6265</meta:generator>
    <meta:print-date>2025-05-03T09:14:21.068000000</meta:print-date>
    <meta:printed-by>Fichiers PDF</meta:printed-by>
    <meta:document-statistic meta:table-count="1" meta:cell-count="30" meta:object-count="0"/>
  </office:meta>
</office:document-meta>
</file>